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107.49pt"/>
    </style:style>
    <style:style style:name="co9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3pt" svg:height="255.23pt" svg:x="391.72pt" svg:y="575.94pt">
            <draw:object draw:notify-on-update-of-ranges="Sheet1.C11:Sheet1.C13 Sheet1.H10:Sheet1.H10 Sheet1.E11:Sheet1.E13 Sheet1.C11:Sheet1.C13 Sheet1.H11:Sheet1.H11 Sheet1.E19:Sheet1.E21 Sheet1.C11:Sheet1.C13 Sheet1.H12:Sheet1.H12 Sheet1.E25:Sheet1.E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3pt" svg:height="255.23pt" svg:x="409.63pt" svg:y="1061.6pt">
            <draw:object draw:notify-on-update-of-ranges="Sheet1.C77:Sheet1.C79 Sheet1.E76:Sheet1.E76 Sheet1.E77:Sheet1.E79 Sheet1.C77:Sheet1.C79 Sheet1.D76:Sheet1.D76 Sheet1.D77:Sheet1.D79 Sheet1.C77:Sheet1.C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ethanol/%</text:p>
          </table:table-cell>
          <table:table-cell table:style-name="ce2" office:value-type="string" calcext:value-type="string">
            <text:p>k of benzaldehyde</text:p>
          </table:table-cell>
          <table:table-cell table:style-name="ce2" office:value-type="string" calcext:value-type="string">
            <text:p>k of nitrobenzene</text:p>
          </table:table-cell>
          <table:table-cell table:style-name="ce2" office:value-type="string" calcext:value-type="string">
            <text:p>k of chlorobenze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0.274" calcext:value-type="float">
            <text:p>0.274</text:p>
          </table:table-cell>
          <table:table-cell table:style-name="ce3" office:value-type="float" office:value="0.629" calcext:value-type="float">
            <text:p>0.6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333" calcext:value-type="float">
            <text:p>0.333</text:p>
          </table:table-cell>
          <table:table-cell table:style-name="ce3" office:value-type="float" office:value="0.459" calcext:value-type="float">
            <text:p>0.459</text:p>
          </table:table-cell>
          <table:table-cell table:style-name="ce3" office:value-type="float" office:value="1.138" calcext:value-type="float">
            <text:p>1.1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497" calcext:value-type="float">
            <text:p>0.497</text:p>
          </table:table-cell>
          <table:table-cell table:style-name="ce3" office:value-type="float" office:value="0.737" calcext:value-type="float">
            <text:p>0.737</text:p>
          </table:table-cell>
          <table:table-cell table:style-name="ce3" office:value-type="float" office:value="2.026" calcext:value-type="float">
            <text:p>2.02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ethanol/%</text:p>
          </table:table-cell>
          <table:table-cell table:style-name="ce2" office:value-type="string" calcext:value-type="string">
            <text:p>k of benzaldehyde</text:p>
          </table:table-cell>
          <table:table-cell table:style-name="ce2" office:value-type="string" calcext:value-type="string">
            <text:p>Log k</text:p>
          </table:table-cell>
          <table:table-cell table:number-columns-repeated="2"/>
          <table:table-cell office:value-type="string" calcext:value-type="string">
            <text:p>benzaldehyd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218" calcext:value-type="float">
            <text:p>0.218</text:p>
          </table:table-cell>
          <table:table-cell table:style-name="ce4" table:formula="of:=LOG([.D11])" office:value-type="float" office:value="-0.661543506395395" calcext:value-type="float">
            <text:p>-0.662</text:p>
          </table:table-cell>
          <table:table-cell table:number-columns-repeated="2"/>
          <table:table-cell office:value-type="string" calcext:value-type="string">
            <text:p>nitrobenzen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333" calcext:value-type="float">
            <text:p>0.333</text:p>
          </table:table-cell>
          <table:table-cell table:style-name="ce4" table:formula="of:=LOG([.D12])" office:value-type="float" office:value="-0.47755576649368" calcext:value-type="float">
            <text:p>-0.478</text:p>
          </table:table-cell>
          <table:table-cell table:number-columns-repeated="2"/>
          <table:table-cell office:value-type="string" calcext:value-type="string">
            <text:p>chlorobenzen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497" calcext:value-type="float">
            <text:p>0.497</text:p>
          </table:table-cell>
          <table:table-cell table:style-name="ce4" table:formula="of:=LOG([.D13])" office:value-type="float" office:value="-0.303643611266668" calcext:value-type="float">
            <text:p>-0.304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ethanol/%</text:p>
          </table:table-cell>
          <table:table-cell table:style-name="ce2" office:value-type="string" calcext:value-type="string">
            <text:p>k of nitrobenzene</text:p>
          </table:table-cell>
          <table:table-cell table:style-name="ce2" office:value-type="string" calcext:value-type="string">
            <text:p>Log 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274" calcext:value-type="float">
            <text:p>0.274</text:p>
          </table:table-cell>
          <table:table-cell table:style-name="ce4" table:formula="of:=LOG([.D19])" office:value-type="float" office:value="-0.562249437179612" calcext:value-type="float">
            <text:p>-0.56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459" calcext:value-type="float">
            <text:p>0.459</text:p>
          </table:table-cell>
          <table:table-cell table:style-name="ce4" table:formula="of:=LOG([.D20])" office:value-type="float" office:value="-0.338187314462739" calcext:value-type="float">
            <text:p>-0.33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737" calcext:value-type="float">
            <text:p>0.737</text:p>
          </table:table-cell>
          <table:table-cell table:style-name="ce4" table:formula="of:=LOG([.D21])" office:value-type="float" office:value="-0.132532512140949" calcext:value-type="float">
            <text:p>-0.13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ethanol/%</text:p>
          </table:table-cell>
          <table:table-cell table:style-name="ce2" office:value-type="string" calcext:value-type="string">
            <text:p>k of chlorobenzene</text:p>
          </table:table-cell>
          <table:table-cell table:style-name="ce2" office:value-type="string" calcext:value-type="string">
            <text:p>Log 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0.629" calcext:value-type="float">
            <text:p>0.629</text:p>
          </table:table-cell>
          <table:table-cell table:style-name="ce4" table:formula="of:=LOG([.D25])" office:value-type="float" office:value="-0.201349354554731" calcext:value-type="float">
            <text:p>-0.20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138" calcext:value-type="float">
            <text:p>1.138</text:p>
          </table:table-cell>
          <table:table-cell table:style-name="ce4" table:formula="of:=LOG([.D26])" office:value-type="float" office:value="0.0561422620590523" calcext:value-type="float">
            <text:p>0.05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.026" calcext:value-type="float">
            <text:p>2.026</text:p>
          </table:table-cell>
          <table:table-cell table:style-name="ce4" table:formula="of:=LOG([.D27])" office:value-type="float" office:value="0.306639441024262" calcext:value-type="float">
            <text:p>0.307</text:p>
          </table:table-cell>
          <table:table-cell table:number-columns-repeated="1019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ethanol/%</text:p>
          </table:table-cell>
          <table:table-cell table:style-name="ce2" office:value-type="string" calcext:value-type="string">
            <text:p>Alpha 1,2</text:p>
          </table:table-cell>
          <table:table-cell table:style-name="ce2" office:value-type="string" calcext:value-type="string">
            <text:p>Alpha 2,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.259" calcext:value-type="float">
            <text:p>1.259</text:p>
          </table:table-cell>
          <table:table-cell table:style-name="ce3" office:value-type="float" office:value="2.297" calcext:value-type="float">
            <text:p>2.29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377" calcext:value-type="float">
            <text:p>1.377</text:p>
          </table:table-cell>
          <table:table-cell table:style-name="ce3" office:value-type="float" office:value="2.478" calcext:value-type="float">
            <text:p>2.47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1.484" calcext:value-type="float">
            <text:p>1.484</text:p>
          </table:table-cell>
          <table:table-cell table:style-name="ce3" office:value-type="float" office:value="2.748" calcext:value-type="float">
            <text:p>2.748</text:p>
          </table:table-cell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9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Figure number</text:p>
          </table:table-cell>
          <table:table-cell table:style-name="ce9" office:value-type="string" calcext:value-type="string">
            <text:p>Peak area of phenacetin</text:p>
          </table:table-cell>
          <table:table-cell table:style-name="ce9" office:value-type="string" calcext:value-type="string">
            <text:p>Peak area of caffeine</text:p>
          </table:table-cell>
          <table:table-cell table:style-name="ce9" office:value-type="string" calcext:value-type="string">
            <text:p>Peak area ratio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5:45:13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7:42:12.687000000</meta:creation-date>
    <dc:date>2018-11-13T16:31:24.113000000</dc:date>
    <meta:editing-duration>PT1H12M36S</meta:editing-duration>
    <meta:editing-cycles>10</meta:editing-cycles>
    <meta:generator>LibreOffice/6.0.5.2$Windows_X86_64 LibreOffice_project/54c8cbb85f300ac59db32fe8a675ff7683cd5a16</meta:generator>
    <meta:document-statistic meta:table-count="3" meta:cell-count="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2.423cm" svg:y="3.705cm" style:legend-expansion="high" chart:style-name="ch2"/>
        <chart:plot-area chart:style-name="ch3" table:cell-range-address="Sheet1.C11:Sheet1.C13 Sheet1.H10:Sheet1.H12 Sheet1.E11:Sheet1.E13 Sheet1.E19:Sheet1.E21 Sheet1.E25:Sheet1.E27" chart:data-source-has-labels="row" svg:x="1.33cm" svg:y="0.18cm" svg:width="10.774cm" svg:height="7.664cm">
          <chartooo:coordinate-region svg:x="2.534cm" svg:y="0.379cm" svg:width="9.383cm" svg:height="7.266cm"/>
          <chart:axis chart:dimension="x" chart:name="primary-x" chart:style-name="ch4">
            <chart:title svg:x="5.8cm" svg:y="8.024cm" chart:style-name="ch5">
              <text:p>Methanol/%</text:p>
            </chart:title>
            <chart:grid chart:style-name="ch6" chart:class="major"/>
          </chart:axis>
          <chart:axis chart:dimension="y" chart:name="primary-y" chart:style-name="ch7">
            <chart:title svg:x="0.451cm" svg:y="4.466cm" chart:style-name="ch8">
              <text:p>Log k</text:p>
            </chart:title>
            <chart:grid chart:style-name="ch6" chart:class="major"/>
          </chart:axis>
          <chart:series chart:style-name="ch9" chart:values-cell-range-address="Sheet1.E11:Sheet1.E13" chart:label-cell-address="Sheet1.H10:Sheet1.H10" chart:class="chart:scatter">
            <chart:domain table:cell-range-address="Sheet1.C11:Sheet1.C13"/>
            <chart:data-point chart:repeated="3"/>
          </chart:series>
          <chart:series chart:style-name="ch10" chart:values-cell-range-address="Sheet1.E19:Sheet1.E21" chart:label-cell-address="Sheet1.H11:Sheet1.H11" chart:class="chart:scatter">
            <chart:data-point chart:repeated="3"/>
          </chart:series>
          <chart:series chart:style-name="ch11" chart:values-cell-range-address="Sheet1.E25:Sheet1.E27" chart:label-cell-address="Sheet1.H12:Sheet1.H12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enzaldehyde</text:p>
                <draw:g>
                  <svg:desc>Sheet1.H10:Sheet1.H10</svg:desc>
                </draw:g>
              </table:table-cell>
              <table:table-cell office:value-type="string">
                <text:p>nitrobenzene</text:p>
                <draw:g>
                  <svg:desc>Sheet1.H11:Sheet1.H11</svg:desc>
                </draw:g>
              </table:table-cell>
              <table:table-cell office:value-type="string">
                <text:p>chlorobenzene</text:p>
                <draw:g>
                  <svg:desc>Sheet1.H12:Sheet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C11:Sheet1.C13</svg:desc>
                </draw:g>
              </table:table-cell>
              <table:table-cell office:value-type="float" office:value="-0.661543506395395">
                <text:p>-0.661543506395395</text:p>
                <draw:g>
                  <svg:desc>Sheet1.E11:Sheet1.E13</svg:desc>
                </draw:g>
              </table:table-cell>
              <table:table-cell office:value-type="float" office:value="-0.562249437179612">
                <text:p>-0.562249437179612</text:p>
                <draw:g>
                  <svg:desc>Sheet1.E19:Sheet1.E21</svg:desc>
                </draw:g>
              </table:table-cell>
              <table:table-cell office:value-type="float" office:value="-0.201349354554731">
                <text:p>-0.201349354554731</text:p>
                <draw:g>
                  <svg:desc>Sheet1.E25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-0.47755576649368">
                <text:p>-0.47755576649368</text:p>
              </table:table-cell>
              <table:table-cell office:value-type="float" office:value="-0.338187314462739">
                <text:p>-0.338187314462739</text:p>
              </table:table-cell>
              <table:table-cell office:value-type="float" office:value="0.0561422620590523">
                <text:p>0.0561422620590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0.303643611266668">
                <text:p>-0.303643611266668</text:p>
              </table:table-cell>
              <table:table-cell office:value-type="float" office:value="-0.132532512140949">
                <text:p>-0.132532512140949</text:p>
              </table:table-cell>
              <table:table-cell office:value-type="float" office:value="0.306639441024262">
                <text:p>0.306639441024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column-mapping="1 0" chart:style-name="ch1">
        <chart:legend chart:legend-position="end" svg:x="13.191cm" svg:y="3.954cm" style:legend-expansion="high" chart:style-name="ch2"/>
        <chart:plot-area chart:style-name="ch3" table:cell-range-address="Sheet1.C76:Sheet1.E79" chart:data-source-has-labels="both" svg:x="1.33cm" svg:y="0.18cm" svg:width="11.542cm" svg:height="7.664cm">
          <chartooo:coordinate-region svg:x="2.057cm" svg:y="0.379cm" svg:width="10.629cm" svg:height="6.818cm"/>
          <chart:axis chart:dimension="x" chart:name="primary-x" chart:style-name="ch4" chartooo:axis-type="auto">
            <chart:title svg:x="6.184cm" svg:y="8.024cm" chart:style-name="ch5">
              <text:p>Methanol/%</text:p>
            </chart:title>
            <chart:categories table:cell-range-address="Sheet1.C77:Sheet1.C79"/>
          </chart:axis>
          <chart:axis chart:dimension="y" chart:name="primary-y" chart:style-name="ch4">
            <chart:title svg:x="0.451cm" svg:y="5.286cm" chart:style-name="ch6">
              <text:p>Selectivity Factor</text:p>
            </chart:title>
            <chart:grid chart:style-name="ch7" chart:class="major"/>
          </chart:axis>
          <chart:series chart:style-name="ch8" chart:values-cell-range-address="Sheet1.E77:Sheet1.E79" chart:label-cell-address="Sheet1.E76:Sheet1.E76" chart:class="chart:scatter">
            <chart:domain table:cell-range-address="Sheet1.C77:Sheet1.C79"/>
            <chart:data-point chart:repeated="3"/>
          </chart:series>
          <chart:series chart:style-name="ch8" chart:values-cell-range-address="Sheet1.D77:Sheet1.D79" chart:label-cell-address="Sheet1.D76:Sheet1.D76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lpha 2,3</text:p>
                <draw:g>
                  <svg:desc>Sheet1.E76:Sheet1.E76</svg:desc>
                </draw:g>
              </table:table-cell>
              <table:table-cell office:value-type="string">
                <text:p>Alpha 1,2</text:p>
                <draw:g>
                  <svg:desc>Sheet1.D76:Sheet1.D76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Sheet1.C77:Sheet1.C79</svg:desc>
                </draw:g>
              </table:table-cell>
              <table:table-cell office:value-type="float" office:value="90">
                <text:p>90</text:p>
                <draw:g>
                  <svg:desc>Sheet1.C77:Sheet1.C79</svg:desc>
                </draw:g>
              </table:table-cell>
              <table:table-cell office:value-type="float" office:value="2.297">
                <text:p>2.297</text:p>
                <draw:g>
                  <svg:desc>Sheet1.E77:Sheet1.E79</svg:desc>
                </draw:g>
              </table:table-cell>
              <table:table-cell office:value-type="float" office:value="1.259">
                <text:p>1.259</text:p>
                <draw:g>
                  <svg:desc>Sheet1.D77:Sheet1.D79</svg:desc>
                </draw:g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478">
                <text:p>2.478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748">
                <text:p>2.748</text:p>
              </table:table-cell>
              <table:table-cell office:value-type="float" office:value="1.484">
                <text:p>1.4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